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BDBDB" style:repeat-content="false"/>
      <style:paragraph-properties fo:text-align="start" fo:margin-left="0cm"/>
    </style:style>
    <style:style style:name="ce5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2.1496666666667cm"/>
    </style:style>
    <style:style style:name="co3" style:family="table-column">
      <style:table-column-properties fo:break-before="auto" style:column-width="3.89466666666667cm"/>
    </style:style>
    <style:style style:name="co4" style:family="table-column">
      <style:table-column-properties fo:break-before="auto" style:column-width="10.7103333333333cm" style:use-optimal-column-width="true"/>
    </style:style>
    <style:style style:name="co5" style:family="table-column">
      <style:table-column-properties fo:break-before="auto" style:column-width="7.23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Estimativa de esforço</text:p>
          </table:table-cell>
          <table:table-cell office:value-type="string" table:style-name="ce2">
            <text:p>Critério de aceitação</text:p>
          </table:table-cell>
          <table:table-cell office:value-type="string" table:style-name="ce2">
            <text:p>Teste de aceitaçã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1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Visualização dos horários em uma dada sala na tela principal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Horários de salas aplicadas.</text:p>
          </table:table-cell>
          <table:table-cell office:value-type="string" table:style-name="ce3">
            <text:p>Horários em ordem.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2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Visualização das salas cadastradas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Salas cadastradas no banco na tela principal.</text:p>
          </table:table-cell>
          <table:table-cell office:value-type="string" table:style-name="ce3">
            <text:p>Salas listadas na tela principal.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3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Visualização das avaliações cadastradas em uma dada sala.</text:p>
          </table:table-cell>
          <table:table-cell office:value-type="string" table:style-name="ce2">
            <text:p>8h</text:p>
          </table:table-cell>
          <table:table-cell office:value-type="string" table:style-name="ce3">
            <text:p>Avaliações cadastradas em uma dada sala na tela principal.</text:p>
          </table:table-cell>
          <table:table-cell office:value-type="string" table:style-name="ce3">
            <text:p>Avaliações listadas na tela principal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4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Visualização das informações das avaliações por aluno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Avaliações por aluno correspondente.</text:p>
          </table:table-cell>
          <table:table-cell office:value-type="string" table:style-name="ce3">
            <text:p>Avaliações por aluno listadas na tela principal.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5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istagem de ajustes visuais da aplicação.</text:p>
          </table:table-cell>
          <table:table-cell office:value-type="string" table:style-name="ce2">
            <text:p>1h</text:p>
          </table:table-cell>
          <table:table-cell office:value-type="string" table:style-name="ce3">
            <text:p>Lista para ajustes do Figma.</text:p>
          </table:table-cell>
          <table:table-cell office:value-type="string" table:style-name="ce3">
            <text:p>Lista para ajustes do Figma feita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6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Atualização da documentação no GitHub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Informações do projeto documentadas.</text:p>
          </table:table-cell>
          <table:table-cell office:value-type="string" table:style-name="ce3">
            <text:p>GitHub atualizado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7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Atualização na identificação de trabalhos atrasados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Diferenciação para trabalhos atrasados.</text:p>
          </table:table-cell>
          <table:table-cell office:value-type="string" table:style-name="ce3">
            <text:p>Mudança visível para trabalhos atrasados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8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Criação do visual do menu pop-up de cadastro de novos trabalhos.</text:p>
          </table:table-cell>
          <table:table-cell office:value-type="string" table:style-name="ce2">
            <text:p>3h</text:p>
          </table:table-cell>
          <table:table-cell office:value-type="string" table:style-name="ce3">
            <text:p>Protótipo Figma criado.</text:p>
          </table:table-cell>
          <table:table-cell office:value-type="string" table:style-name="ce3">
            <text:p>Protótipo Figma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9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Montar e atualizar o Backlog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Finalizar a tabela de Backlog.</text:p>
          </table:table-cell>
          <table:table-cell office:value-type="string" table:style-name="ce3">
            <text:p>Backlog finalizado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0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Montar e atualizar o BurnDown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Finalizar o gráfico de BurnDown.</text:p>
          </table:table-cell>
          <table:table-cell office:value-type="string" table:style-name="ce3">
            <text:p>BurnDown finalizado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1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Ajustes da identidade visual da aplicação.</text:p>
          </table:table-cell>
          <table:table-cell office:value-type="string" table:style-name="ce2">
            <text:p>3h</text:p>
          </table:table-cell>
          <table:table-cell office:value-type="string" table:style-name="ce3">
            <text:p>Atualização visual da aplicação no Figma.</text:p>
          </table:table-cell>
          <table:table-cell office:value-type="string" table:style-name="ce3">
            <text:p>Atualização feita no Figma.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number-rows-repeated="13" table:style-name="ro3">
          <table:table-cell table:number-columns-repeated="16384"/>
        </table:table-row>
        <table:table-row table:style-name="ro1">
          <table:table-cell table:number-columns-repeated="2"/>
          <table:table-cell table:style-name="ce5"/>
          <table:table-cell table:number-columns-repeated="16381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6</meta:generator>
    <meta:initial-creator>Franciele Amancio</meta:initial-creator>
    <dc:creator>Fatec</dc:creator>
    <meta:creation-date>2022-11-06T20:55:13Z</meta:creation-date>
    <dc:date>2023-04-13T13:22:03Z</dc:date>
  </office:meta>
</office:document-meta>
</file>